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ju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lo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var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vi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b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15/04/2021</text:date>, <text:time>12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S</meta:editing-duration>
    <meta:editing-cycles>5</meta:editing-cycles>
    <meta:generator>OpenOffice/4.1.6$Win32 OpenOffice.org_project/416m1$Build-9790</meta:generator>
    <dc:date>2021-04-15T12:54:48.03</dc:date>
    <dc:creator>Robin RT</dc:creator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